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-color="#cc6633" draw:textarea-horizontal-align="center" draw:textarea-vertical-align="middle"/>
    </style:style>
    <style:style style:name="gr3" style:family="graphic" style:parent-style-name="standard">
      <style:graphic-properties draw:marker-end="Arrow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9.6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2" draw:id="id8" draw:layer="layout" svg:width="3.175cm" svg:height="2.54cm" svg:x="10.795cm" svg:y="3.175cm">
          <text:p text:style-name="P1">start</text:p>
        </draw:ellipse>
        <draw:ellipse draw:style-name="gr1" draw:text-style-name="P2" draw:id="id2" draw:layer="layout" svg:width="3.175cm" svg:height="2.54cm" svg:x="1.27cm" svg:y="8.89cm">
          <text:p text:style-name="P1">locked</text:p>
        </draw:ellipse>
        <draw:ellipse draw:style-name="gr1" draw:text-style-name="P2" draw:id="id1" draw:layer="layout" svg:width="3.175cm" svg:height="2.54cm" svg:x="10.795cm" svg:y="13.335cm">
          <text:p text:style-name="P1">elevate</text:p>
        </draw:ellipse>
        <draw:ellipse draw:style-name="gr1" draw:text-style-name="P2" draw:id="id4" draw:layer="layout" svg:width="3.175cm" svg:height="2.54cm" svg:x="8.89cm" svg:y="22.86cm">
          <text:p text:style-name="P1">finish</text:p>
        </draw:ellipse>
        <draw:rect draw:style-name="gr2" draw:text-style-name="P1" draw:id="id3" draw:layer="layout" svg:width="3.175cm" svg:height="1.905cm" svg:x="6.985cm" svg:y="8.255cm">
          <text:p text:style-name="P1">Lock</text:p>
          <text:p text:style-name="P1">mutex</text:p>
        </draw:rect>
        <draw:rect draw:style-name="gr2" draw:text-style-name="P1" draw:id="id5" draw:layer="layout" svg:width="3.175cm" svg:height="1.905cm" svg:x="16.51cm" svg:y="20.32cm">
          <text:p text:style-name="P1">Unlock</text:p>
          <text:p text:style-name="P1">mutex</text:p>
        </draw:rect>
        <draw:rect draw:style-name="gr2" draw:text-style-name="P1" draw:id="id6" draw:layer="layout" svg:width="3.175cm" svg:height="1.905cm" svg:x="1.27cm" svg:y="15.24cm">
          <text:p text:style-name="P1">Lock</text:p>
          <text:p text:style-name="P1">mutex</text:p>
        </draw:rect>
        <draw:rect draw:style-name="gr2" draw:text-style-name="P1" draw:id="id7" draw:layer="layout" svg:width="3.175cm" svg:height="1.905cm" svg:x="1.27cm" svg:y="20.955cm">
          <text:p text:style-name="P1">Unlock</text:p>
          <text:p text:style-name="P1">mutex</text:p>
        </draw:rect>
        <draw:connector draw:style-name="gr3" draw:text-style-name="P1" draw:layer="layout" draw:type="curve" draw:line-skew="0.583cm -1.081cm" svg:x1="13.97cm" svg:y1="14.605cm" svg:x2="12.382cm" svg:y2="13.335cm" draw:start-shape="id1" draw:start-glue-point="1" draw:end-shape="id1" draw:end-glue-point="0">
          <text:p text:style-name="P1">M</text:p>
        </draw:connector>
        <draw:connector draw:style-name="gr3" draw:text-style-name="P1" draw:layer="layout" draw:type="curve" svg:x1="2.857cm" svg:y1="11.43cm" svg:x2="12.382cm" svg:y2="13.335cm" draw:start-shape="id2" draw:start-glue-point="2" draw:end-shape="id1" draw:end-glue-point="0">
          <text:p text:style-name="P1">L</text:p>
        </draw:connector>
        <draw:connector draw:style-name="gr3" draw:text-style-name="P1" draw:layer="layout" draw:type="curve" svg:x1="8.572cm" svg:y1="10.16cm" svg:x2="2.857cm" svg:y2="8.89cm" draw:start-shape="id3" draw:start-glue-point="2" draw:end-shape="id2" draw:end-glue-point="0">
          <text:p text:style-name="P1">L</text:p>
        </draw:connector>
        <draw:connector draw:style-name="gr3" draw:text-style-name="P1" draw:layer="layout" draw:type="curve" draw:line-skew="-1.27cm" svg:x1="12.382cm" svg:y1="15.875cm" svg:x2="10.477cm" svg:y2="22.86cm" draw:start-shape="id1" draw:start-glue-point="2" draw:end-shape="id4" draw:end-glue-point="0">
          <text:p text:style-name="P1">M</text:p>
        </draw:connector>
        <draw:connector draw:style-name="gr3" draw:text-style-name="P1" draw:layer="layout" draw:type="curve" svg:x1="12.382cm" svg:y1="15.875cm" svg:x2="18.097cm" svg:y2="20.32cm" draw:start-shape="id1" draw:start-glue-point="2" draw:end-shape="id5" draw:end-glue-point="0">
          <text:p text:style-name="P1">L</text:p>
        </draw:connector>
        <draw:connector draw:style-name="gr3" draw:text-style-name="P1" draw:layer="layout" draw:type="curve" svg:x1="18.097cm" svg:y1="22.225cm" svg:x2="12.065cm" svg:y2="24.13cm" draw:start-shape="id5" draw:start-glue-point="2" draw:end-shape="id4" draw:end-glue-point="1">
          <text:p text:style-name="P1">L</text:p>
        </draw:connector>
        <draw:connector draw:style-name="gr3" draw:text-style-name="P1" draw:layer="layout" draw:type="curve" svg:x1="2.857cm" svg:y1="11.43cm" svg:x2="2.857cm" svg:y2="15.24cm" draw:start-shape="id2" draw:start-glue-point="2" draw:end-shape="id6" draw:end-glue-point="0">
          <text:p text:style-name="P1">H</text:p>
        </draw:connector>
        <draw:connector draw:style-name="gr3" draw:text-style-name="P1" draw:layer="layout" draw:type="curve" svg:x1="2.857cm" svg:y1="17.145cm" svg:x2="2.857cm" svg:y2="20.955cm" draw:start-shape="id6" draw:start-glue-point="2" draw:end-shape="id7" draw:end-glue-point="0">
          <text:p text:style-name="P1">H</text:p>
        </draw:connector>
        <draw:connector draw:style-name="gr3" draw:text-style-name="P1" draw:layer="layout" draw:type="curve" svg:x1="2.857cm" svg:y1="22.86cm" svg:x2="8.89cm" svg:y2="24.13cm" draw:start-shape="id7" draw:start-glue-point="2" draw:end-shape="id4" draw:end-glue-point="3">
          <text:p text:style-name="P1">H</text:p>
        </draw:connector>
        <draw:connector draw:style-name="gr3" draw:text-style-name="P1" draw:layer="layout" draw:type="curve" svg:x1="10.795cm" svg:y1="4.445cm" svg:x2="8.572cm" svg:y2="8.255cm" draw:start-shape="id8" draw:start-glue-point="3" draw:end-shape="id3" draw:end-glue-point="0">
          <text:p text:style-name="P1">L</text:p>
        </draw:connector>
        <draw:connector draw:style-name="gr3" draw:text-style-name="P1" draw:layer="layout" draw:type="curve" svg:x1="12.382cm" svg:y1="5.715cm" svg:x2="12.382cm" svg:y2="13.335cm" draw:start-shape="id8" draw:start-glue-point="2" draw:end-shape="id1" draw:end-glue-point="0">
          <text:p text:style-name="P1">M</text:p>
        </draw:connector>
        <draw:frame draw:style-name="gr4" draw:layer="layout" svg:width="3.884cm" svg:height="1.237cm" svg:x="3.736cm" svg:y="18.415cm">
          <draw:text-box>
            <text:p text:style-name="P3">Run = 1</text:p>
          </draw:text-box>
        </draw:frame>
        <draw:frame draw:style-name="gr4" draw:layer="layout" svg:width="3.889cm" svg:height="1.237cm" svg:x="0.556cm" svg:y="4.445cm">
          <draw:text-box>
            <text:p text:style-name="P3">Run = 0</text:p>
          </draw:text-box>
        </draw:frame>
        <draw:frame draw:style-name="gr4" draw:text-style-name="P3" draw:layer="layout" svg:width="4.587cm" svg:height="1.237cm" svg:x="15.098cm" svg:y="12.065cm">
          <draw:text-box>
            <text:p text:style-name="P3">Run == 0</text:p>
          </draw:text-box>
        </draw:frame>
        <draw:connector draw:style-name="gr5" draw:text-style-name="P2" draw:layer="layout" draw:type="line" svg:x1="10.477cm" svg:y1="25.4cm" svg:x2="10.479cm" svg:y2="27.652cm" draw:start-shape="id4" draw:start-glue-point="2">
          <text:p text:style-name="P3"/>
        </draw:connector>
        <draw:connector draw:style-name="gr5" draw:text-style-name="P2" draw:layer="layout" draw:type="line" svg:x1="12.399cm" svg:y1="1.868cm" svg:x2="12.382cm" svg:y2="3.175cm" draw:end-shape="id8" draw:end-glue-point="0">
          <text:p text:style-name="P3"/>
        </draw:connector>
        <draw:connector draw:style-name="gr6" draw:text-style-name="P1" draw:layer="layout" draw:type="curve" svg:x1="10.795cm" svg:y1="4.445cm" svg:x2="2.857cm" svg:y2="8.89cm" draw:start-shape="id8" draw:start-glue-point="3" draw:end-shape="id2" draw:end-glue-point="0">
          <text:p text:style-name="P1">H</text:p>
        </draw:connector>
        <draw:frame draw:style-name="gr7" draw:text-style-name="P3" draw:layer="layout" svg:width="12.707cm" svg:height="1.905cm" svg:x="0.635cm" svg:y="0.635cm">
          <draw:text-box>
            <text:p text:style-name="P3">Classic PI Test State Diagram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4$Build-9070</meta:generator>
    <meta:initial-creator>Clark Williams</meta:initial-creator>
    <meta:creation-date>2006-09-26T11:52:53</meta:creation-date>
    <dc:creator>Clark Williams</dc:creator>
    <dc:date>2006-09-28T15:47:30</dc:date>
    <meta:printed-by>Clark Williams</meta:printed-by>
    <meta:print-date>2006-09-26T15:00:39</meta:print-date>
    <dc:language>en-US</dc:language>
    <meta:editing-cycles>7</meta:editing-cycles>
    <meta:editing-duration>PT11H38M19S</meta:editing-duration>
    <meta:user-defined meta:name="Info 1"/>
    <meta:user-defined meta:name="Info 2"/>
    <meta:user-defined meta:name="Info 3"/>
    <meta:user-defined meta:name="Info 4"/>
    <meta:document-statistic meta:object-count="26"/>
  </office:meta>
</office:document-meta>
</file>